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Unruh</meta:initial-creator>
    <meta:creation-date>2015-08-26T11:44:48.569141996</meta:creation-date>
    <dc:date>2015-08-26T12:43:20.399230202</dc:date>
    <dc:creator>Dominique Unruh</dc:creator>
    <meta:editing-duration>PT57M52S</meta:editing-duration>
    <meta:editing-cycles>2</meta:editing-cycles>
    <meta:generator>LibreOffice/4.2.8.2$Linux_X86_64 LibreOffice_project/420m0$Build-2</meta:generator>
    <meta:document-statistic meta:table-count="2" meta:cell-count="7" meta:object-count="0"/>
  </office:meta>
</office:document-meta>
</file>